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5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start"/>
    </style:style>
    <style:style style:name="T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start"/>
    </style:style>
    <style:style style:name="T1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end"/>
    </style:style>
    <style:style style:name="T1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5" style:parent-style-name="ContentsHeading" style:master-page-name="MP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/>
    </style:style>
    <style:style style:name="T2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style:font-name-asian="Microsoft YaHei" style:font-name-complex="Arial"/>
    </style:style>
    <style:style style:name="P25" style:parent-style-name="Заголовок3" style:family="paragraph">
      <style:text-properties style:font-name-asian="Microsoft YaHei"/>
    </style:style>
    <style:style style:name="T26" style:parent-style-name="Основнойшрифтабзаца" style:family="text">
      <style:text-properties style:font-name-asian="Microsoft YaHei"/>
    </style:style>
    <style:style style:name="T27" style:parent-style-name="Основнойшрифтабзаца" style:family="text">
      <style:text-properties style:font-name-asian="Microsoft YaHei" style:font-name-complex="Arial" fo:font-size="13pt" style:font-size-asian="13pt" style:font-size-complex="13pt"/>
    </style:style>
    <style:style style:name="T28" style:parent-style-name="Основнойшрифтабзаца" style:family="text">
      <style:text-properties style:font-name-asian="Microsoft YaHei" style:font-name-complex="Arial" fo:font-size="13pt" style:font-size-asian="13pt" style:font-size-complex="13pt" fo:language="en" fo:country="US"/>
    </style:style>
    <style:style style:name="T29" style:parent-style-name="Основнойшрифтабзаца" style:family="text">
      <style:text-properties style:font-name-asian="Microsoft YaHei" style:font-name-complex="Arial" fo:font-size="13pt" style:font-size-asian="13pt" style:font-size-complex="13pt"/>
    </style:style>
    <style:style style:name="T30" style:parent-style-name="Основнойшрифтабзаца" style:family="text">
      <style:text-properties style:font-name-asian="Microsoft YaHei" style:font-name-complex="Arial" fo:font-size="13pt" style:font-size-asian="13pt" style:font-size-complex="13pt"/>
    </style:style>
    <style:style style:name="T31" style:parent-style-name="Основнойшрифтабзаца" style:family="text">
      <style:text-properties style:font-name-asian="Microsoft YaHei" style:font-name-complex="Arial" fo:font-size="13pt" style:font-size-asian="13pt" style:font-size-complex="13pt" fo:language="en" fo:country="US"/>
    </style:style>
    <style:style style:name="T32" style:parent-style-name="Основнойшрифтабзаца" style:family="text">
      <style:text-properties style:font-name-asian="Microsoft YaHei" style:font-name-complex="Arial" fo:font-size="14pt" style:font-size-asian="14pt"/>
    </style:style>
    <style:style style:name="T33" style:parent-style-name="Основнойшрифтабзаца" style:family="text">
      <style:text-properties style:font-name-asian="Microsoft YaHei" style:font-name-complex="Arial" fo:font-size="13pt" style:font-size-asian="13pt" style:font-size-complex="13pt"/>
    </style:style>
    <style:style style:name="T34" style:parent-style-name="Основнойшрифтабзаца" style:family="text">
      <style:text-properties style:font-name-asian="Microsoft YaHei"/>
    </style:style>
    <style:style style:name="T35" style:parent-style-name="Основнойшрифтабзаца" style:family="text">
      <style:text-properties style:font-name-asian="Microsoft YaHei" style:font-name-complex="Arial" fo:font-size="13pt" style:font-size-asian="13pt" style:font-size-complex="13pt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Заголовок2" style:family="paragraph">
      <style:text-properties style:font-name-asian="Microsoft YaHei"/>
    </style:style>
    <style:style style:name="T39" style:parent-style-name="Основнойшрифтабзаца" style:family="text">
      <style:text-properties style:font-name-asian="Microsoft YaHei" style:font-name-complex="Arial" fo:font-size="14pt" style:font-size-asian="14pt"/>
    </style:style>
    <style:style style:name="T40" style:parent-style-name="Основнойшрифтабзаца" style:family="text">
      <style:text-properties style:font-name-asian="Microsoft YaHei" style:font-name-complex="Arial" fo:font-size="14pt" style:font-size-asian="14pt"/>
    </style:style>
  </office:automatic-styles>
  <office:body>
    <office:text text:use-soft-page-breaks="true">
      <text:p text:style-name="P1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-start text:name="__RefHeading___Toc838_999031852"/>Техническое задание<text:bookmark-end text:name="__RefHeading___Toc838_999031852"/></text:p>
      <text:p text:style-name="Standard"><text:bookmark-start text:name="__RefHeading___Toc836_999031852"/><text:span text:style-name="T3">Разработка веб приложения «</text:span><text:span text:style-name="T4">Finance</text:span><text:span text:style-name="T5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bookmark-start text:name="__RefHeading___Toc834_999031852"/>Заказчик:<text:tab/><text:tab/><text:tab/><text:tab/><text:tab/><text:span text:style-name="T7"><text:tab/></text:span><text:span text:style-name="T8"><text:tab/></text:span><text:s text:c="2"/>старший преподаватель Тарасов В.С.<text:bookmark-end text:name="__RefHeading___Toc834_999031852"/></text:p>
      <text:p text:style-name="P9"><text:bookmark-start text:name="__RefHeading___Toc832_999031852"/>Исполнители<text:tab/><text:tab/><text:tab/><text:tab/><text:tab/><text:tab/><text:tab/><text:tab/><text:span text:style-name="T10"><text:tab/></text:span><text:span text:style-name="T11"><text:tab/></text:span><text:s text:c="5"/>Саидов К.<text:bookmark-end text:name="__RefHeading___Toc832_999031852"/></text:p>
      <text:p text:style-name="P12"><text:span text:style-name="T13"><text:tab/></text:span><text:span text:style-name="T14"><text:tab/></text:span><text:s text:c="6"/>Расули 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name="_TOC0">
        <text:table-of-content-source text:outline-level="2" text:use-outline-level="true" text:use-index-marks="true" text:use-index-source-styles="tru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Заголовок1"/>
          </text:index-source-styles>
          <text:index-source-styles text:outline-level="2">
            <text:index-source-style text:style-name="Заголовок2"/>
          </text:index-source-styles>
        </text:table-of-content-source>
        <text:index-body>
          <text:p text:style-name="P15">Оглавление</text:p>
          <text:p text:style-name="Contents1"><text:a xlink:href="#__RefHeading___Toc829_3619894981" office:target-frame-name="_top" xlink:show="replace">1. <text:s/>Понятия и термины<text:tab/>2</text:a></text:p>
          <text:p text:style-name="Contents1"><text:a xlink:href="#__RefHeading___Toc944_999031852" office:target-frame-name="_top" xlink:show="replace">2. <text:s/>Общие сведения<text:tab/>2</text:a></text:p>
          <text:p text:style-name="Contents2"><text:a xlink:href="#__RefHeading___Toc814_3715812418" office:target-frame-name="_top" xlink:show="replace">2.1. <text:s/>Полное наименование системы<text:tab/>2</text:a></text:p>
          <text:p text:style-name="Contents2"><text:a xlink:href="#__RefHeading___Toc1350_999031852" office:target-frame-name="_top" xlink:show="replace">2.2. <text:s/>Наименование Заказчика<text:tab/>2</text:a></text:p>
          <text:p text:style-name="Contents2"><text:a xlink:href="#__RefHeading___Toc1028_999031852" office:target-frame-name="_top" xlink:show="replace">2.3. <text:s/>Наименование Исполнителя<text:tab/>2</text:a></text:p>
          <text:p text:style-name="Contents2"><text:a xlink:href="#__RefHeading___Toc1026_999031852" office:target-frame-name="_top" xlink:show="replace">2.4. <text:s/>Основание для разработки<text:tab/>2</text:a></text:p>
          <text:p text:style-name="Contents1"><text:a xlink:href="#__RefHeading___Toc1020_999031852" office:target-frame-name="_top" xlink:show="replace">3. <text:s/>Назначение и цели создания системы<text:tab/>2</text:a></text:p>
          <text:p text:style-name="Contents2"><text:a xlink:href="#__RefHeading___Toc1018_999031852" office:target-frame-name="_top" xlink:show="replace">3.1. <text:s/>Назначение создания системы<text:tab/>3</text:a></text:p>
          <text:p text:style-name="Contents2"><text:a xlink:href="#__RefHeading___Toc874_1689325553" office:target-frame-name="_top" xlink:show="replace">3.2. <text:s/>Цели создания Системы<text:tab/>3</text:a></text:p>
          <text:p text:style-name="Contents1"><text:a xlink:href="#__RefHeading___Toc996_999031852" office:target-frame-name="_top" xlink:show="replace">4. <text:s/>Требования к Системе<text:tab/>3</text:a></text:p>
          <text:p text:style-name="Contents2"><text:a xlink:href="#__RefHeading___Toc994_999031852" office:target-frame-name="_top" xlink:show="replace">4.1. <text:s/>Основные функциональные требования Системы<text:tab/>3</text:a></text:p>
          <text:p text:style-name="Contents2"><text:a xlink:href="#__RefHeading___Toc970_999031852" office:target-frame-name="_top" xlink:show="replace">4.2. <text:s/>Основные нефункциональные требования Системы<text:tab/>3</text:a></text:p>
          <text:p text:style-name="Contents2"><text:a xlink:href="#__RefHeading___Toc952_999031852" office:target-frame-name="_top" xlink:show="replace">4.3. <text:s/>Требования к пользовательскому интерфейсу<text:tab/>4</text:a></text:p>
          <text:p text:style-name="Contents1"><text:a xlink:href="#__RefHeading___Toc774_3619894981" office:target-frame-name="_top" xlink:show="replace">5. <text:s/>Состав и содержание работ по созданию системы<text:tab/>4</text:a></text:p>
          <text:p text:style-name="Contents2"><text:a xlink:href="#__RefHeading___Toc778_3619894981" office:target-frame-name="_top" xlink:show="replace">5.1. <text:s/>Составление задач в таск-менеджере Trello<text:tab/>4</text:a></text:p>
          <text:p text:style-name="Contents2"><text:a xlink:href="#__RefHeading___Toc780_3619894981" office:target-frame-name="_top" xlink:show="replace">5.2. <text:s/>Создание доски с основными сценариями на Miro<text:tab/>4</text:a></text:p>
          <text:p text:style-name="Contents2"><text:a xlink:href="#__RefHeading___Toc782_3619894981" office:target-frame-name="_top" xlink:show="replace">5.3. <text:s/>Разработка серверной части приложения<text:tab/>4</text:a></text:p>
          <text:p text:style-name="Contents2"><text:a xlink:href="#__RefHeading___Toc784_3619894981" office:target-frame-name="_top" xlink:show="replace">5.4. <text:s/>Разработка клиентской части приложения<text:tab/>4</text:a></text:p>
          <text:p text:style-name="Contents1"><text:a xlink:href="#__RefHeading___Toc950_999031852" office:target-frame-name="_top" xlink:show="replace">6. <text:s/>Варианты использования<text:tab/>4</text:a></text:p>
          <text:p text:style-name="Contents2"><text:a xlink:href="#__RefHeading___Toc948_999031852" office:target-frame-name="_top" xlink:show="replace">6.1. <text:s/>Регистрация<text:tab/>4</text:a></text:p>
          <text:p text:style-name="Contents2"><text:a xlink:href="#__RefHeading___Toc876_1689325553" office:target-frame-name="_top" xlink:show="replace">6.2. <text:s/>Авторизация<text:tab/>4</text:a></text:p>
          <text:p text:style-name="Contents2"><text:a xlink:href="#__RefHeading___Toc806_3619894981" office:target-frame-name="_top" xlink:show="replace">6.3. <text:s/>Создание счетов<text:tab/>5</text:a></text:p>
          <text:p text:style-name="Contents2"><text:a xlink:href="#__RefHeading___Toc808_3619894981" office:target-frame-name="_top" xlink:show="replace">6.4. <text:s/>Удаление счета<text:tab/>5</text:a></text:p>
          <text:p text:style-name="Contents2"><text:a xlink:href="#__RefHeading___Toc810_3619894981" office:target-frame-name="_top" xlink:show="replace">6.5. <text:s/>Изменение данных о счете<text:tab/>5</text:a></text:p>
          <text:p text:style-name="Contents2"><text:a xlink:href="#__RefHeading___Toc812_3619894981" office:target-frame-name="_top" xlink:show="replace">6.6. <text:s/>Добавление доходов и расходов<text:tab/>5</text:a></text:p>
          <text:p text:style-name="Contents2"><text:a xlink:href="#__RefHeading___Toc814_3619894981" office:target-frame-name="_top" xlink:show="replace">6.7. <text:s/>Удаление доходов и расходов<text:tab/>5</text:a></text:p>
          <text:p text:style-name="Contents2"><text:a xlink:href="#__RefHeading___Toc816_3619894981" office:target-frame-name="_top" xlink:show="replace">6.8. <text:s/>Изменение данных о доходах и расходах<text:tab/>5</text:a></text:p>
          <text:p text:style-name="Contents2"><text:a xlink:href="#__RefHeading___Toc818_3619894981" office:target-frame-name="_top" xlink:show="replace">6.9. <text:s/>Создание перевода между счетами<text:tab/>5</text:a></text:p>
          <text:p text:style-name="Contents2"><text:a xlink:href="#__RefHeading___Toc820_3619894981" office:target-frame-name="_top" xlink:show="replace">6.10. <text:s/>Удаление перевода<text:tab/>5</text:a></text:p>
          <text:p text:style-name="Contents2"><text:a xlink:href="#__RefHeading___Toc822_3619894981" office:target-frame-name="_top" xlink:show="replace">6.11. <text:s/>Изменение данных о переводе<text:tab/>6</text:a></text:p>
          <text:p text:style-name="Contents1"><text:a xlink:href="#__RefHeading___Toc946_999031852" office:target-frame-name="_top" xlink:show="replace">7. <text:s/>Порядок контроля и приемки<text:tab/>6</text:a></text:p>
        </text:index-body>
      </text:table-of-content>
      <text:p text:style-name="Заголовок"/>
      <text:h text:style-name="Заголовок1" text:outline-level="1"><text:bookmark-start text:name="__RefHeading___Toc829_3619894981"/>Понятия и термины<text:bookmark-end text:name="__RefHeading___Toc829_3619894981"/></text:h>
      <text:p text:style-name="Textbody"><text:span text:style-name="T16">Веб-приложение</text:span><text:s/>— клиент-серверное приложение, в котором клиент взаимодействует с веб-сервером при помощи браузера. Логика веб-приложения распределена между сервером и клиентом, хранение данных осуществляется, преимущественно, на сервере, обмен информацией происходит по сети. Одним из преимуществ такого подхода является тот факт, что клиенты не зависят от конкретной операционной системы пользователя, поэтому веб-приложения являются межплатформенными службами.</text:p>
      <text:soft-page-break/>
      <text:p text:style-name="Textbody"><text:span text:style-name="T17">Клиент — сервер</text:span><text:s/>— вычислительная или сетевая архитектура, в которой задания или сетевая нагрузка распределены между поставщиками услуг, называемыми серверами, и заказчиками услуг, называемыми клиентами.</text:p>
      <text:p text:style-name="Textbody"><text:span text:style-name="T18">Авторизация</text:span><text:s/>— предоставление определённому лицу или группе лиц прав на выполнение определённых действий; а также процесс проверки (подтверждения) данных прав при попытке выполнения этих действий.</text:p>
      <text:p text:style-name="Textbody"><text:span text:style-name="T19">Trello</text:span><text:s/>— облачная программа для управления проектами небольших групп.</text:p>
      <text:p text:style-name="Textbody"><text:span text:style-name="T20">Mir</text:span><text:span text:style-name="T21">o</text:span><text:s/>— платформа для совместной работы распределенных команд (в том числе при дистанционной работе отдельных сотрудников).</text:p>
      <text:h text:style-name="Заголовок1" text:outline-level="1"><text:bookmark-start text:name="__RefHeading___Toc944_999031852"/>Общие сведения<text:bookmark-end text:name="__RefHeading___Toc944_999031852"/></text:h>
      <text:h text:style-name="Заголовок2" text:outline-level="2"><text:bookmark-start text:name="__RefHeading___Toc814_3715812418"/>Полное наименование системы<text:bookmark-end text:name="__RefHeading___Toc814_3715812418"/></text:h>
      <text:p text:style-name="Textbody">Информационная система для учета финансов «<text:span text:style-name="T22">Finance</text:span>»</text:p>
      <text:h text:style-name="Заголовок2" text:outline-level="2"><text:bookmark-start text:name="__RefHeading___Toc1350_999031852"/>Наименование Заказчика<text:bookmark-end text:name="__RefHeading___Toc1350_999031852"/></text:h>
      <text:p text:style-name="Textbody">Старший преподаватель Тарасов Вячеслав Сергеевич, кафедра программирования и информационных технологий.</text:p>
      <text:h text:style-name="Заголовок2" text:outline-level="2"><text:bookmark-start text:name="__RefHeading___Toc1028_999031852"/>Наименование Исполнителя<text:bookmark-end text:name="__RefHeading___Toc1028_999031852"/></text:h>
      <text:p text:style-name="Textbody">Студент Кошелев Никита Михайлович, кафедра программирования и информационных систем.</text:p>
      <text:p text:style-name="Textbody">Студент Тарлыков Александр Вячеславович, кафедра программирования и информационных систем.</text:p>
      <text:h text:style-name="Заголовок2" text:outline-level="2"><text:bookmark-start text:name="__RefHeading___Toc1026_999031852"/>Основание для разработки<text:bookmark-end text:name="__RefHeading___Toc1026_999031852"/></text:h>
      <text:p text:style-name="Textbody">Необходимость заказчика в наличии приложения, позволяющего производить учет своих финансов.</text:p>
      <text:h text:style-name="Заголовок1" text:outline-level="1"><text:bookmark-start text:name="__RefHeading___Toc1020_999031852"/>Назначение и цели создания системы<text:bookmark-end text:name="__RefHeading___Toc1020_999031852"/></text:h>
      <text:h text:style-name="Заголовок2" text:outline-level="2"><text:bookmark-start text:name="__RefHeading___Toc1018_999031852"/>Назначение создания системы<text:bookmark-end text:name="__RefHeading___Toc1018_999031852"/></text:h>
      <text:p text:style-name="Textbody">Веб-приложение «<text:span text:style-name="T23">Finance</text:span>»<text:s/>предназначено для автоматизации подсчета изменения сумм счетов пользователя, при внесении каких либо изменений (доходы, расходы, переводы между счетами), сбора статистики по произведенным транзакциям.</text:p>
      <text:h text:style-name="Заголовок2" text:outline-level="2"><text:bookmark-start text:name="__RefHeading___Toc874_1689325553"/>Цели создания Системы<text:bookmark-end text:name="__RefHeading___Toc874_1689325553"/></text:h>
      <text:p text:style-name="Textbody">Целью создания данной системы является создания удобного продукта, который мог бы легко использоваться для хранения данных о счетах пользователя, совершенных им транзакций, статистики за весь запрашиваемый период времени.</text:p>
      <text:p text:style-name="Textbody">Также целью создания рассматриваемой системы является создание системы пригодной для дальнейшего расширения (поддержка разнообразных способов доступа к данным на сервере с помощью различных клиентских приложений).</text:p>
      <text:soft-page-break/>
      <text:p text:style-name="Textbody">Еще одной целью является создание системы удобной для дальнейшей поддержки, что включает в себя использование стандартных инструментов разработки в сумме с проверенными временем архитектурными решениями.</text:p>
      <text:h text:style-name="Заголовок1" text:outline-level="1"><text:bookmark-start text:name="__RefHeading___Toc996_999031852"/>Требования к С<text:span text:style-name="T24">истеме</text:span><text:bookmark-end text:name="__RefHeading___Toc996_999031852"/></text:h>
      <text:h text:style-name="Заголовок2" text:outline-level="2"><text:bookmark-start text:name="__RefHeading___Toc994_999031852"/>Основные функциональные требования Системы<text:bookmark-end text:name="__RefHeading___Toc994_999031852"/></text:h>
      <text:h text:style-name="Заголовок3" text:outline-level="3">Регистрация и авторизация пользователей.</text:h>
      <text:h text:style-name="Заголовок3" text:outline-level="3">Добавление счетов с указанием суммы и его наименования.</text:h>
      <text:h text:style-name="Заголовок3" text:outline-level="3">Удаление и редактирование счета с сохранением все транзакций</text:h>
      <text:h text:style-name="Заголовок3" text:outline-level="3">Создать перевод между счетами с указанием суммы, исходного и конечного счетов и даты.</text:h>
      <text:h text:style-name="P25" text:outline-level="3">Отмена или изменение данных о переводе</text:h>
      <text:h text:style-name="Заголовок3" text:outline-level="3">Добавление доходов и расходов с указанием соответствующей категории, суммы и даты.</text:h>
      <text:h text:style-name="Заголовок3" text:outline-level="3">Удаление данных о доходах и расходах с перерасчетом суммы на счетах</text:h>
      <text:h text:style-name="Заголовок3" text:outline-level="3">Изменение данных о доходах и расходах</text:h>
      <text:h text:style-name="Заголовок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Заголовок3" text:outline-level="3">Поддержка<text:s/><text:span text:style-name="T26">основных распространенных браузеров</text:span>:</text:h>
      <text:h text:style-name="Заголовок4" text:outline-level="4">Система должна поддерживаться<text:s/><text:span text:style-name="T27">в браузерах<text:s/></text:span><text:span text:style-name="T28">Chrome</text:span><text:span text:style-name="T29"><text:s/></text:span><text:span text:style-name="T30">и<text:s/></text:span><text:span text:style-name="T31">FireFox</text:span>.</text:h>
      <text:h text:style-name="Заголовок3" text:outline-level="3"><text:span text:style-name="T32">Б</text:span>езопасность:</text:h>
      <text:h text:style-name="Заголовок4" text:outline-level="4">Система не должна позволять Неавторизованным пользователям<text:s/><text:span text:style-name="T33">получать доступ к сценариям, доступным лишь Пользователям.</text:span></text:h>
      <text:h text:style-name="Заголовок3" text:outline-level="3"><text:span text:style-name="T34">Надежность Системы</text:span>:</text:h>
      <text:h text:style-name="Заголовок4" text:outline-level="4">При возникновении ошибки<text:s/><text:span text:style-name="T35">в программе,</text:span><text:s/>пользователь должен получить соответствующее сообщение.</text:h>
      <text:h text:style-name="Заголовок4" text:outline-level="4">Ошибки и сбои не должны приводить к повреждению данных и работоспособности Системы в целом.</text:h>
      <text:h text:style-name="Заголовок2" text:outline-level="2"><text:bookmark-start text:name="__RefHeading___Toc952_999031852"/>Требования к пользовательскому интерфейсу<text:bookmark-end text:name="__RefHeading___Toc952_999031852"/></text:h>
      <text:h text:style-name="Заголовок3" text:outline-level="3">Возможность перехода на все основные экраны приложения с главного экрана.</text:h>
      <text:h text:style-name="Заголовок3" text:outline-level="3">Оформление пользовательского интерфейса в едином стиле.</text:h>
      <text:h text:style-name="Заголовок1" text:outline-level="1"><text:bookmark-start text:name="__RefHeading___Toc774_3619894981"/>Состав и содержание работ по созданию системы<text:bookmark-end text:name="__RefHeading___Toc774_3619894981"/></text:h>
      <text:h text:style-name="Заголовок2" text:outline-level="2"><text:bookmark-start text:name="__RefHeading___Toc778_3619894981"/>Составление задач в таск-менеджере<text:s/><text:span text:style-name="T36">Trello</text:span><text:bookmark-end text:name="__RefHeading___Toc778_3619894981"/></text:h>
      <text:p text:style-name="Textbody">На этом этапе будут указаны основные задачи решаемые в ходе разработки системы.</text:p>
      <text:h text:style-name="Заголовок2" text:outline-level="2"><text:bookmark-start text:name="__RefHeading___Toc780_3619894981"/><text:soft-page-break/>Создание доски с основными сценариями на<text:s/><text:span text:style-name="T37">Miro</text:span><text:bookmark-end text:name="__RefHeading___Toc780_3619894981"/></text:h>
      <text:p text:style-name="Textbody">Требуется указать все основные сценарии использования в виде удобочитаемой диаграммы.</text:p>
      <text:h text:style-name="Заголовок2" text:outline-level="2"><text:bookmark-start text:name="__RefHeading___Toc782_3619894981"/>Разработка серверной части приложения<text:bookmark-end text:name="__RefHeading___Toc782_3619894981"/></text:h>
      <text:p text:style-name="Textbody">Создание и развертывание серверной части приложения, отвечающей за хранение данных и реализующую всю основную бизнес-логику системы.</text:p>
      <text:h text:style-name="Заголовок2" text:outline-level="2"><text:bookmark-start text:name="__RefHeading___Toc784_3619894981"/>Разработка клиентской части приложения<text:bookmark-end text:name="__RefHeading___Toc784_3619894981"/></text:h>
      <text:p text:style-name="Textbody">Создание и развертывание клиентской части приложения, реализующую взаимодействие пользователя с системой.</text:p>
      <text:h text:style-name="Заголовок1" text:outline-level="1"><text:bookmark-start text:name="__RefHeading___Toc950_999031852"/>Варианты использования<text:bookmark-end text:name="__RefHeading___Toc950_999031852"/></text:h>
      <text:h text:style-name="P38" text:outline-level="2"><text:bookmark-start text:name="__RefHeading___Toc948_999031852"/>Регистрация<text:bookmark-end text:name="__RefHeading___Toc948_999031852"/></text:h>
      <text:h text:style-name="Заголовок3" text:outline-level="3">Заполнение необходимых для регистрации полей.</text:h>
      <text:h text:style-name="Заголовок3" text:outline-level="3">Создание новых данных входа для пользователя, при вводе корректных данных.</text:h>
      <text:h text:style-name="Заголовок2" text:outline-level="2"><text:bookmark-start text:name="__RefHeading___Toc876_1689325553"/>Авторизация<text:bookmark-end text:name="__RefHeading___Toc876_1689325553"/></text:h>
      <text:h text:style-name="Заголовок3" text:outline-level="3">Заполнение необходимых для<text:s/><text:span text:style-name="T39">авторизации</text:span><text:s/>полей.</text:h>
      <text:h text:style-name="Заголовок3" text:outline-level="3">Завершение<text:s/><text:span text:style-name="T40">авторизации</text:span><text:s/>и переход на главную страницу</text:h>
      <text:h text:style-name="Заголовок2" text:outline-level="2"><text:bookmark-start text:name="__RefHeading___Toc806_3619894981"/>Создание счетов<text:bookmark-end text:name="__RefHeading___Toc806_3619894981"/></text:h>
      <text:h text:style-name="Заголовок3" text:outline-level="3">Заполнение необходимых полей</text:h>
      <text:h text:style-name="Заголовок3" text:outline-level="3">Завершение создания с созданием данных о счете в базе данных</text:h>
      <text:h text:style-name="Заголовок2" text:outline-level="2"><text:bookmark-start text:name="__RefHeading___Toc808_3619894981"/>Удаление счета<text:bookmark-end text:name="__RefHeading___Toc808_3619894981"/></text:h>
      <text:h text:style-name="Заголовок3" text:outline-level="3">Выбрать счет для удаления</text:h>
      <text:h text:style-name="Заголовок3" text:outline-level="3">Нажать соответствующую кнопку для удаления</text:h>
      <text:h text:style-name="Заголовок2" text:outline-level="2"><text:bookmark-start text:name="__RefHeading___Toc810_3619894981"/>Изменение данных о счете<text:bookmark-end text:name="__RefHeading___Toc810_3619894981"/></text:h>
      <text:h text:style-name="Заголовок3" text:outline-level="3">В форме содержащей поля с данными о счете, изменить выбранные данные</text:h>
      <text:h text:style-name="Заголовок3" text:outline-level="3">По завершению данные в базе данных по текущему счету изменятся</text:h>
      <text:h text:style-name="Заголовок2" text:outline-level="2"><text:bookmark-start text:name="__RefHeading___Toc812_3619894981"/>Добавление доходов и расходов<text:bookmark-end text:name="__RefHeading___Toc812_3619894981"/></text:h>
      <text:h text:style-name="Заголовок3" text:outline-level="3">В случае если у пользователя нет счетов выводить соответствующее сообщение</text:h>
      <text:h text:style-name="Заголовок3" text:outline-level="3">Заполнение полей с необходимыми данными</text:h>
      <text:h text:style-name="Заголовок3" text:outline-level="3">По завершении в базе данных появляется запись о совершенной операции</text:h>
      <text:h text:style-name="Заголовок2" text:outline-level="2"><text:bookmark-start text:name="__RefHeading___Toc814_3619894981"/><text:soft-page-break/>Удаление доходов и расходов<text:bookmark-end text:name="__RefHeading___Toc814_3619894981"/></text:h>
      <text:h text:style-name="Заголовок3" text:outline-level="3">Выбрать операцию для удаления</text:h>
      <text:h text:style-name="Заголовок3" text:outline-level="3">Нажать соответствующую кнопку для удаления</text:h>
      <text:h text:style-name="Заголовок2" text:outline-level="2"><text:bookmark-start text:name="__RefHeading___Toc816_3619894981"/>Изменение данных о доходах и расходах<text:bookmark-end text:name="__RefHeading___Toc816_3619894981"/></text:h>
      <text:h text:style-name="Заголовок3" text:outline-level="3">В форме содержащей поля с данными об операции, изменить выбранные данные</text:h>
      <text:h text:style-name="Заголовок3" text:outline-level="3">По завершению данные в базе данных по текущей операции изменятся</text:h>
      <text:h text:style-name="Заголовок2" text:outline-level="2"><text:bookmark-start text:name="__RefHeading___Toc818_3619894981"/>Создание перевода между счетами<text:bookmark-end text:name="__RefHeading___Toc818_3619894981"/></text:h>
      <text:h text:style-name="Заголовок3" text:outline-level="3">В случае если у пользователя всего имеется менее двух счетов выводить соответствующее сообщение</text:h>
      <text:h text:style-name="Заголовок3" text:outline-level="3">Заполнение полей с необходимыми данными</text:h>
      <text:h text:style-name="Заголовок3" text:outline-level="3">По завершении в базе данных появляется запись о совершенной операции</text:h>
      <text:h text:style-name="Заголовок2" text:outline-level="2"><text:bookmark-start text:name="__RefHeading___Toc820_3619894981"/>Удаление перевода<text:bookmark-end text:name="__RefHeading___Toc820_3619894981"/></text:h>
      <text:h text:style-name="Заголовок3" text:outline-level="3">Выбрать перевод для удаления</text:h>
      <text:h text:style-name="Заголовок3" text:outline-level="3">Нажать соответствующую кнопку для удаления</text:h>
      <text:h text:style-name="Заголовок2" text:outline-level="2"><text:bookmark-start text:name="__RefHeading___Toc822_3619894981"/>Изменение данных о переводе<text:bookmark-end text:name="__RefHeading___Toc822_3619894981"/></text:h>
      <text:h text:style-name="Заголовок3" text:outline-level="3">В форме содержащей поля с данными о переводе, изменить выбранные данные</text:h>
      <text:h text:style-name="Заголовок3" text:outline-level="3">По завершению данные в базе данных по текущему переводу изменятся</text:h>
      <text:h text:style-name="Заголовок1" text:outline-level="1"><text:bookmark-start text:name="__RefHeading___Toc946_999031852"/>Порядок контроля и приемки<text:bookmark-end text:name="__RefHeading___Toc946_999031852"/></text:h>
      <text:p text:style-name="Textbody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Textbody">Заказчик принимает разработанный продукт в соответствии с Техническим заданием.</text:p>
      <text:p text:style-name="Textbody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keep-with-next="auto" fo:widows="0" fo:orphans="0" fo:text-align="start" fo:margin-top="0.1576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.1388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keep-with-next="auto" fo:widows="0" fo:orphans="0" fo:text-align="justify" fo:margin-top="0.0395in" fo:margin-bottom="0.039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text-align="justify" fo:margin-top="0.0395in" fo:margin-bottom="0.0395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space-before="0.2361in" text:min-label-width="0in" text:list-level-position-and-space-mode="label-alignment">
          <style:list-level-label-alignment text:label-followed-by="listtab" fo:margin-left="0.2361in" fo:text-indent="0in"/>
        </style:list-level-properties>
      </text:list-level-style-number>
      <text:list-level-style-number text:level="3" style:num-suffix=". " style:num-format="1" text:display-levels="3">
        <style:list-level-properties text:space-before="0.4722in" text:min-label-width="0in" text:list-level-position-and-space-mode="label-alignment">
          <style:list-level-label-alignment text:label-followed-by="listtab" fo:margin-left="0.4722in" fo:text-indent="0in"/>
        </style:list-level-properties>
      </text:list-level-style-number>
      <text:list-level-style-number text:level="4" style:num-suffix=". " style:num-format="1" text:display-levels="4">
        <style:list-level-properties text:space-before="0.7083in" text:min-label-width="0in" text:list-level-position-and-space-mode="label-alignment">
          <style:list-level-label-alignment text:label-followed-by="listtab" fo:margin-left="0.7083in" fo:text-indent="0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center" fo:line-height="115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784in" fo:margin-left="0.2361in" fo:text-indent="0.2361in">
        <style:tab-stops/>
      </style:paragraph-properties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" style:display-name="Заголовок" style:family="paragraph" style:parent-style-name="Heading" style:next-style-name="Textbody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space-before="0.2361in" text:min-label-width="0in" text:list-level-position-and-space-mode="label-alignment">
          <style:list-level-label-alignment text:label-followed-by="listtab" fo:margin-left="0.2361in" fo:text-indent="0in"/>
        </style:list-level-properties>
      </text:outline-level-style>
      <text:outline-level-style text:level="3" style:num-suffix=". " style:num-format="1" text:display-levels="3">
        <style:list-level-properties text:space-before="0.4722in" text:min-label-width="0in" text:list-level-position-and-space-mode="label-alignment">
          <style:list-level-label-alignment text:label-followed-by="listtab" fo:margin-left="0.4722in" fo:text-indent="0in"/>
        </style:list-level-properties>
      </text:outline-level-style>
      <text:outline-level-style text:level="4" style:num-suffix=". " style:num-format="1" text:display-levels="4">
        <style:list-level-properties text:space-before="0.7083in" text:min-label-width="0in" text:list-level-position-and-space-mode="label-alignment">
          <style:list-level-label-alignment text:label-followed-by="listtab" fo:margin-left="0.7083in" fo:text-indent="0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6</text:page-number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Нижнийколонтитул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адыр Саидов</dc:creator>
    <meta:creation-date>2022-03-16T17:17:00Z</meta:creation-date>
    <dc:date>2023-01-23T13:42:00Z</dc:date>
    <meta:template xlink:href="Normal" xlink:type="simple"/>
    <meta:editing-cycles>19</meta:editing-cycles>
    <meta:editing-duration>PT21600S</meta:editing-duration>
    <meta:document-statistic meta:page-count="6" meta:paragraph-count="19" meta:word-count="1428" meta:character-count="9551" meta:row-count="67" meta:non-whitespace-character-count="8142"/>
  </office:meta>
</office:document-meta>
</file>